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141.59pt"/>
    </style:style>
    <style:style style:name="co3" style:family="table-column">
      <style:table-column-properties fo:break-before="auto" style:column-width="374.46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7.61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m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Tuner/Remote/Remote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8/23/2018 1:07:06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12.0mm_W4.4mm_P7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</text:p>
          </table:table-cell>
          <table:table-cell office:value-type="string" calcext:value-type="string">
            <text:p>Capacitors_THT:CP_Radial_D18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12.0mm_W4.4mm_P7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 uF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1mm_W3.2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5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_Molex:Molex_KK-6410-05_05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_Molex:Molex_KK-6410-05_05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s:USB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20</text:p>
          </table:table-cell>
          <table:table-cell office:value-type="string" calcext:value-type="string">
            <text:p>Pin_Headers:Pin_Header_Straight_1x20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uttons_Switches_THT:SW_PUSH_6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20</text:p>
          </table:table-cell>
          <table:table-cell office:value-type="string" calcext:value-type="string">
            <text:p>Pin_Headers:Pin_Header_Straight_1x20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Molex:Molex_KK-6410-04_04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Molex:Molex_KK-6410-04_04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Inductors_THT:L_Axial_L9.5mm_D4.0mm_P15.24mm_Horizontal_Fastron_SM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Inductors_THT:L_Toroid_Vertical_L14.0mm_W6.3mm_P4.57mm_Pulse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Inductors_THT:L_Toroid_Vertical_L14.0mm_W6.3mm_P4.57mm_Pulse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Housings_QFP:LQFP-48_7x7mm_Pitch0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TO_SOT_Packages_THT:TO-220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</text:p>
          </table:table-cell>
          <table:table-cell office:value-type="string" calcext:value-type="string">
            <text:p>Remote:BLUEP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Crystals:Crystal_HC49-U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Round_d2.0mm_Vertic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7" meta:object-count="0"/>
    <meta:generator>LibreOffice/5.4.0.3$Windows_x86 LibreOffice_project/7556cbc6811c9d992f4064ab9287069087d7f62c</meta:generator>
  </office:meta>
</office:document-meta>
</file>